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30000038C71DA8A85838A98FC.png" manifest:media-type="image/png"/>
  <manifest:file-entry manifest:full-path="Pictures/100002010000040000000300C31CD0A89C744269.png" manifest:media-type="image/png"/>
  <manifest:file-entry manifest:full-path="Pictures/1000020100000140000000C8B3596C4709B4E041.png" manifest:media-type="image/png"/>
  <manifest:file-entry manifest:full-path="Pictures/10000201000004D4000000965683A54A6BA541E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list-style-name="L1">
      <style:graphic-properties draw:stroke="none" draw:fill="none" draw:fill-color="#ffffff" draw:textarea-vertical-align="middle" draw:auto-grow-height="true" fo:min-height="2.379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graphic-properties draw:stroke="none" draw:fill="none" draw:fill-color="#ffffff" draw:auto-grow-height="true" fo:min-height="13.114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gr20" style:family="graphic" style:parent-style-name="standard" style:list-style-name="L1">
      <style:graphic-properties draw:stroke="none" draw:fill="none" draw:fill-color="#ffffff" draw:textarea-vertical-align="middle" draw:auto-grow-height="true" fo:min-height="2.379cm"/>
    </style:style>
    <style:style style:name="gr21" style:family="graphic" style:parent-style-name="standard" style:list-style-name="L1">
      <style:graphic-properties draw:stroke="none" draw:fill="none" draw:fill-color="#ffffff" draw:textarea-vertical-align="middle" draw:auto-grow-height="true" fo:min-height="2.379cm"/>
    </style:style>
    <style:style style:name="gr22" style:family="graphic" style:parent-style-name="standard" style:list-style-name="L1">
      <style:graphic-properties draw:stroke="none" draw:fill="none" draw:fill-color="#ffffff" draw:textarea-vertical-align="middle" draw:auto-grow-height="true" fo:min-height="2.379cm"/>
    </style:style>
    <style:style style:name="gr23" style:family="graphic" style:parent-style-name="standard" style:list-style-name="L1">
      <style:graphic-properties draw:stroke="none" draw:fill="none" draw:fill-color="#ffffff" draw:textarea-vertical-align="middle" draw:auto-grow-height="true" fo:min-height="2.379cm"/>
    </style:style>
    <style:style style:name="gr24"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7.45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title">
      <style:graphic-properties draw:auto-grow-height="true" fo:min-height="10.003cm"/>
    </style:style>
    <style:style style:name="pr13" style:family="presentation" style:parent-style-name="Default_20_3-title">
      <style:graphic-properties draw:auto-grow-height="true" fo:min-height="7.512cm"/>
    </style:style>
    <style:style style:name="pr14" style:family="presentation" style:parent-style-name="Default_20_3-subtitle">
      <style:graphic-properties draw:fill-color="#ffffff" draw:auto-grow-height="true" fo:min-height="3.964cm"/>
    </style:style>
    <style:style style:name="pr15" style:family="presentation" style:parent-style-name="Default_20_3-notes">
      <style:graphic-properties draw:fill-color="#ffffff" draw:auto-grow-height="true" fo:min-height="13.364cm"/>
    </style:style>
    <style:style style:name="pr16"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1" fo:font-size="34pt" fo:language="cs" fo:country="CZ" style:font-size-asian="34pt" style:font-size-complex="34pt"/>
    </style:style>
    <style:style style:name="P6" style:family="paragraph">
      <style:text-properties style:font-name="Source Sans Pro4"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1"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4"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style:text-properties fo:font-weight="normal" style:font-weight-asian="normal" style:font-weight-complex="normal"/>
    </style:style>
    <style:style style:name="P11"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2" style:family="paragraph">
      <style:paragraph-properties fo:text-align="center"/>
    </style:style>
    <style:style style:name="P13" style:family="paragraph">
      <loext:graphic-properties draw:fill-color="#ffffff"/>
      <style:paragraph-properties fo:text-align="center"/>
      <style:text-properties fo:color="#111111" style:font-name="Source Sans Pro Semibold1" fo:font-size="18pt" fo:language="cs" fo:country="CZ" style:font-size-asian="18pt" style:font-size-complex="18pt"/>
    </style:style>
    <style:style style:name="T1" style:family="text">
      <style:text-properties fo:color="#ffffff" style:font-name="Source Sans Pro Semibold1" fo:font-size="18pt" fo:language="cs" fo:country="CZ" style:font-size-asian="18pt" style:font-size-complex="18pt"/>
    </style:style>
    <style:style style:name="T2" style:family="text">
      <style:text-properties fo:color="#ffffff" style:font-name="Source Sans Pro Semibold1"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4" fo:font-size="24pt" fo:language="cs" fo:country="CZ" style:font-size-asian="24pt" style:font-size-complex="24pt"/>
    </style:style>
    <style:style style:name="T5" style:family="text">
      <style:text-properties fo:language="cs" fo:country="CZ" fo:font-weight="normal" style:font-weight-asian="normal" style:font-weight-complex="normal"/>
    </style:style>
    <style:style style:name="T6" style:family="text">
      <style:text-properties fo:language="cs" fo:country="CZ"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language="cs" fo:country="CZ" fo:font-style="italic" style:font-style-asian="italic" style:font-style-complex="italic"/>
    </style:style>
    <style:style style:name="T10" style:family="text">
      <style:text-properties fo:language="cs" fo:country="CZ" fo:font-style="italic" fo:font-weight="normal" style:font-style-asian="italic" style:font-weight-asian="normal" style:font-style-complex="italic" style:font-weight-complex="normal"/>
    </style:style>
    <style:style style:name="T11" style:family="text">
      <style:text-properties fo:font-size="20pt" fo:language="cs" fo:country="CZ"/>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ize="26pt" fo:font-style="normal" fo:font-weight="bold" style:font-size-asian="26pt" style:font-style-asian="normal" style:font-weight-asian="bold" style:font-size-complex="26pt" style:font-style-complex="normal" style:font-weight-complex="bold"/>
    </style:style>
    <style:style style:name="T15" style:family="text">
      <style:text-properties fo:font-size="26pt" fo:font-style="italic" fo:font-weight="bold" style:font-size-asian="26pt" style:font-style-asian="italic" style:font-weight-asian="bold" style:font-size-complex="26pt" style:font-style-complex="italic" style:font-weight-complex="bold"/>
    </style:style>
    <style:style style:name="T16"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ize="16pt" style:font-size-asian="16pt" style:font-size-complex="16pt"/>
    </style:style>
    <style:style style:name="T19" style:family="text">
      <style:text-properties fo:color="#999999"/>
    </style:style>
    <style:style style:name="T20" style:family="text">
      <style:text-properties fo:font-style="italic" style:font-style-asian="italic" style:font-style-complex="italic"/>
    </style:style>
    <style:style style:name="T21" style:family="text">
      <style:text-properties fo:color="#808080"/>
    </style:style>
    <style:style style:name="T22" style:family="text">
      <style:text-properties style:font-name="Source Sans Pro4" fo:font-size="36pt" fo:language="cs" fo:country="CZ" style:font-size-asian="36pt" style:font-size-complex="36pt"/>
    </style:style>
    <style:style style:name="T23" style:family="text">
      <style:text-properties style:font-name="Source Sans Pro4" fo:font-size="16pt" fo:language="cs" fo:country="CZ" style:font-size-asian="16pt" style:font-size-complex="16pt"/>
    </style:style>
    <style:style style:name="T24" style:family="text">
      <style:text-properties fo:color="#111111" style:font-name="Source Sans Pro Semibold1" fo:font-size="18pt" fo:language="cs" fo:country="CZ" style:font-size-asian="18pt" style:font-size-complex="18pt"/>
    </style:style>
    <style:style style:name="T25" style:family="text">
      <style:text-properties fo:color="#111111" style:font-name="Source Sans Pro Semibold1"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20.849cm" svg:height="7.46cm" svg:x="0.719cm" svg:y="3.497cm" presentation:class="title" presentation:user-transformed="true">
          <draw:text-box>
            <text:p><text:span text:style-name="T3">(Kernel) Isolation - HVM, PV, OS-V technologies in Linux</text:span><text:span text:style-name="T3"><text:line-break/></text:span><text:span text:style-name="T4">Introduction and description of the isolation </text:span><text:span text:style-name="T4"><text:line-break/></text:span><text:span text:style-name="T4">differences between HM, PV and </text:span><text:span text:style-name="T4"><text:line-break/></text:span><text:span text:style-name="T4">OS-level v</text:span><text:span text:style-name="T4">irt. technologi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Hardware-assisted 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Hardware-assisted virtualization (a.k.a. HVM)</text:span></text:p>
          </draw:text-box>
        </draw:frame>
        <draw:frame presentation:style-name="pr8" draw:text-style-name="P6" draw:layer="layout" svg:width="25.199cm" svg:height="10.79cm" svg:x="1.4cm" svg:y="3.685cm" presentation:class="outline" presentation:user-transformed="true">
          <draw:text-box>
            <text:list text:style-name="L2">
              <text:list-header>
                <text:p><text:span text:style-name="T5">For example: KVM or Xen</text:span></text:p>
              </text:list-header>
              <text:list-item>
                <text:p><text:span text:style-name="T6">Using hypervisor – guests are „completely“ separated</text:span><text:span text:style-name="T6"><text:line-break/></text:span><text:span text:style-name="T5">(OS doesn't know it is virtualized)</text:span><text:span text:style-name="T6"> <text:s/></text:span><text:span text:style-name="T5">binary translation to trap and virtualize non-virtualized instructions</text:span><text:span text:style-name="T6"> </text:span><text:span text:style-name="T5">=&gt; emulation</text:span></text:p>
              </text:list-item>
              <text:list-item>
                <text:p><text:span text:style-name="T3">Has own bootloder</text:span></text:p>
              </text:list-item>
              <text:list-item>
                <text:p><text:span text:style-name="T3">Has own kernel</text:span></text:p>
              </text:list-item>
              <text:list-item>
                <text:p><text:span text:style-name="T6">Not</text:span><text:span text:style-name="T3"> modified OS. </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Hardware-assisted virtualization (a.k.a. HVM)</text:span></text:p>
          </draw:text-box>
        </draw:frame>
        <draw:frame presentation:style-name="pr8" draw:text-style-name="P8" draw:layer="layout" svg:width="25.199cm" svg:height="10.79cm" svg:x="1.4cm" svg:y="3.685cm" presentation:class="outline" presentation:user-transformed="true">
          <draw:text-box>
            <text:list text:style-name="L2">
              <text:list-header>
                <text:p>All resources are handled in-directly through hypervisor.</text:p>
              </text:list-header>
              <text:list-item>
                <text:p><text:span text:style-name="T7">Novadays </text:span><text:span text:style-name="T8">PVHVM</text:span><text:span text:style-name="T7"> can be used if OS supports it (Kernel 2.6.32+)</text:span></text:p>
              </text:list-item>
              <text:list-item>
                <text:p><text:span text:style-name="T3">Needs CPU flags (Intel </text:span><text:span text:style-name="T9">vmx</text:span><text:span text:style-name="T3"> | AMD </text:span><text:span text:style-name="T9">svm</text:span><text:span text:style-name="T3">)</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Para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Paravirtualization (a.k.a. PV)</text:span></text:p>
          </draw:text-box>
        </draw:frame>
        <draw:frame presentation:style-name="pr8" draw:text-style-name="P8" draw:layer="layout" svg:width="25.199cm" svg:height="10.79cm" svg:x="1.4cm" svg:y="3.685cm" presentation:class="outline" presentation:user-transformed="true">
          <draw:text-box>
            <text:list text:style-name="L2">
              <text:list-header>
                <text:p><text:span text:style-name="T7">We can call it as a hybrid of HVM and containers(Xen).</text:span></text:p>
              </text:list-header>
              <text:list-item>
                <text:p><text:span text:style-name="T7">Guest OS has to be aware of the fact it is being paravirtualized.(Kernel 3.0+)</text:span></text:p>
              </text:list-item>
              <text:list-item>
                <text:p><text:span text:style-name="T7"><text:s text:c="2"/></text:span><text:span text:style-name="T7">hypervisor provides API to communicate and OS calls it</text:span></text:p>
              </text:list-item>
              <text:list-item>
                <text:p><text:span text:style-name="T7">Performance gain (direct access to resources)</text:span></text:p>
              </text:list-item>
              <text:list-item>
                <text:p><text:span text:style-name="T7">Faster boot - Can boot kernel directly (no bootloader)</text:span></text:p>
                <text:p><text:span text:style-name="T7"/></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Paravirtualization (a.k.a. PV)</text:span></text:p>
          </draw:text-box>
        </draw:frame>
        <draw:frame presentation:style-name="pr8" draw:text-style-name="P8" draw:layer="layout" svg:width="25.199cm" svg:height="10.79cm" svg:x="1.4cm" svg:y="3.685cm" presentation:class="outline" presentation:user-transformed="true">
          <draw:text-box>
            <text:list text:style-name="L2">
              <text:list-header>
                <text:p><text:span text:style-name="T7"/></text:p>
              </text:list-header>
              <text:list-item>
                <text:p><text:span text:style-name="T7">Still needs a hypervisor(dom0)</text:span></text:p>
              </text:list-item>
              <text:list-item>
                <text:p><text:span text:style-name="T7">Uses own kernel</text:span></text:p>
                <text:p><text:span text:style-name="T7"/></text:p>
              </text:list-item>
            </text:list>
          </draw:text-box>
        </draw:frame>
        <draw:frame draw:style-name="gr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8" draw:style-name="dp1" draw:master-page-name="Default_20_2" presentation:presentation-page-layout-name="AL2T1">
        <office:forms form:automatic-focus="false" form:apply-design-mode="false"/>
        <draw:frame presentation:style-name="pr4" draw:text-style-name="P3" draw:layer="layout" svg:width="19.21cm" svg:height="6.388cm" svg:x="1.4cm" svg:y="2.776cm" presentation:class="title" presentation:user-transformed="true">
          <draw:text-box>
            <text:p><text:span text:style-name="T3">Operating-system-level virtualization</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Operating-system-level virt. (a.k.a. container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header>
                <text:p><text:span text:style-name="T3">When we talk about containers we can think about a book in a shelf. There are multiple chapters in the book. Every chapter has a different "story" but they belong to the same piece of book.</text:span></text:p>
              </text:list-header>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Operating-system-level virt. (a.k.a. container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Sometimes called as *"jail on steroids"*.</text:span></text:p>
              </text:list-item>
              <text:list-item>
                <text:p><text:span text:style-name="T3">Containers provide an additional layer of the security by isolating Resources </text:span></text:p>
              </text:list-item>
              <text:list-item>
                <text:p><text:span text:style-name="T3">Can be used together with apparmor/SELinux to enhance security</text:span></text:p>
              </text:list-item>
            </text:list>
          </draw:text-box>
        </draw:frame>
        <draw:frame draw:style-name="gr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Operating-system-level virt. (a.k.a. container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Solves issues with shared libraries(multiple versions).</text:span></text:p>
              </text:list-item>
              <text:list-item>
                <text:p><text:span text:style-name="T3">Helps with keeping OS clean</text:span></text:p>
              </text:list-item>
              <text:list-item>
                <text:p><text:span text:style-name="T3">Easily destroyed <text:s text:c="2"/></text:span><text:span text:style-name="T10">&gt;:P</text:span></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Default_20_2" presentation:presentation-page-layout-name="AL2T1">
        <office:forms form:automatic-focus="false" form:apply-design-mode="false"/>
        <draw:frame presentation:style-name="pr4" draw:text-style-name="P3" draw:layer="layout" svg:width="19.21cm" svg:height="8.517cm" svg:x="1.4cm" svg:y="1.712cm" presentation:class="title" presentation:user-transformed="true">
          <draw:text-box>
            <text:p><text:span text:style-name="T3">Differences between virtual machines &amp; containers</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text-style-name="P5" draw:layer="layout" svg:width="25.199cm" svg:height="2.629cm" svg:x="1.4cm" svg:y="-0.172cm" presentation:class="title" presentation:user-transformed="true">
          <draw:text-box>
            <text:p><text:span text:style-name="T3">Differences between virt. machines &amp; containers</text:span></text:p>
          </draw:text-box>
        </draw:frame>
        <draw:frame presentation:style-name="pr8" draw:text-style-name="P6" draw:layer="layout" svg:width="25.199cm" svg:height="10.79cm" svg:x="1.4cm" svg:y="3.685cm" presentation:class="outline" presentation:user-transformed="true">
          <draw:text-box>
            <text:list text:style-name="L2">
              <text:list-item>
                <text:p>VM are "heavier" to setup/start - in general</text:p>
              </text:list-item>
              <text:list-item>
                <text:p>OS boot takes up to minutes (PV/HVM difference)</text:p>
              </text:list-item>
              <text:list-item>
                <text:p>HW isolation on a hypervisor level(HVM/PV/PVHVM)</text:p>
              </text:list-item>
              <text:list-item>
                <text:p><text:s/>qemu process represents virtual machine, storage backend involved</text:p>
              </text:list-item>
            </text:list>
          </draw:text-box>
        </draw:frame>
        <draw:frame draw:style-name="gr9" draw:text-style-name="P7" draw:layer="layout" svg:width="25.199cm" svg:height="2.629cm" svg:x="1.401cm" svg:y="0.229cm">
          <draw:text-box>
            <text:p/>
          </draw:text-box>
        </draw:frame>
        <presentation:notes draw:style-name="dp2">
          <draw:page-thumbnail draw:style-name="gr1" draw:layer="layout" svg:width="19.798cm" svg:height="11.136cm" svg:x="0.6cm" svg:y="2.257cm" draw:page-number="13" presentation:class="page"/>
          <draw:frame presentation:style-name="pr9" draw:text-style-name="P9" draw:layer="layout" svg:width="16.799cm" svg:height="13.364cm" svg:x="2.1cm" svg:y="14.107cm" presentation:class="notes">
            <draw:text-box>
              <text:p><text:span text:style-name="T11">[//inody]: # „napr hardlink odkazuje na stejny soubor, ale cislo inody je jine“</text:span></text:p>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172cm" presentation:class="title" presentation:user-transformed="true">
          <draw:text-box>
            <text:p><text:span text:style-name="T3">Differences between virt. machines &amp; containers</text:span></text:p>
          </draw:text-box>
        </draw:frame>
        <draw:frame presentation:style-name="pr8" draw:text-style-name="P6" draw:layer="layout" svg:width="25.199cm" svg:height="10.79cm" svg:x="1.4cm" svg:y="3.685cm" presentation:class="outline" presentation:user-transformed="true">
          <draw:text-box>
            <text:list text:style-name="L2">
              <text:list-item>
                <text:p>Lightweight(MiB-"hundreds of MiB")</text:p>
              </text:list-item>
              <text:list-item>
                <text:p>Can be application oriented</text:p>
              </text:list-item>
              <text:list-item>
                <text:p>Isolation on an OS level - <text:s/>process tree</text:p>
              </text:list-item>
            </text:list>
          </draw:text-box>
        </draw:frame>
        <draw:frame draw:style-name="gr10" draw:text-style-name="P7" draw:layer="layout" svg:width="25.199cm" svg:height="2.629cm" svg:x="1.401cm" svg:y="0.2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draw:text-box>
              <text:p><text:span text:style-name="T11">[//inody]: # „napr hardlink odkazuje na stejny soubor, ale cislo inody je jine“</text:span></text:p>
            </draw:text-box>
          </draw:frame>
        </presentation:notes>
      </draw:page>
      <draw:page draw:name="page1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ntainers technologies</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3.685cm" presentation:class="outline" presentation:user-transformed="true">
          <draw:text-box>
            <text:list text:style-name="L2">
              <text:list-item>
                <text:p text:style-name="P10"><text:span text:style-name="T7">chroot <text:s/>*</text:span><text:span text:style-name="T12">1982</text:span></text:p>
              </text:list-item>
              <text:list-item>
                <text:p text:style-name="P10"><text:span text:style-name="T13">OpenVZ</text:span><text:span text:style-name="T12"> <text:s/>*2005</text:span></text:p>
              </text:list-item>
              <text:list-item>
                <text:p text:style-name="P10"><text:span text:style-name="T13">lxc(lxd)</text:span><text:span text:style-name="T12"> <text:s/>*2008</text:span></text:p>
              </text:list-item>
              <text:list-item>
                <text:p text:style-name="P10"><text:span text:style-name="T13">docker</text:span><text:span text:style-name="T12"> <text:s/>*2013</text:span></text:p>
              </text:list-item>
              <text:list-item>
                <text:p text:style-name="P10"><text:span text:style-name="T13">systemd-nspawn</text:span><text:span text:style-name="T12"> <text:s/>*2013</text:span></text:p>
                <text:p text:style-name="P10"><text:span text:style-name="T12"/></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6"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3.685cm" presentation:class="outline" presentation:user-transformed="true">
          <draw:text-box>
            <text:list text:style-name="L2">
              <text:list-header>
                <text:p text:style-name="P10"><text:span text:style-name="T8">chroot <text:s/></text:span><text:span text:style-name="T7">*</text:span><text:span text:style-name="T12">1982</text:span></text:p>
              </text:list-header>
              <text:list-item>
                <text:p text:style-name="P10"><text:span text:style-name="T13">partial file system isolation</text:span></text:p>
              </text:list-item>
              <text:list-item>
                <text:p text:style-name="P10"><text:span text:style-name="T13">nested virtualization</text:span></text:p>
                <text:p text:style-name="P10"><text:span text:style-name="T12"/></text:p>
              </text:list-item>
            </text:list>
          </draw:text-box>
        </draw:frame>
        <draw:frame draw:style-name="gr1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3.007cm" svg:x="1.4cm" svg:y="0.2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2.685cm" presentation:class="outline" presentation:user-transformed="true">
          <draw:text-box>
            <text:list text:style-name="L2">
              <text:list-header>
                <text:p text:style-name="P10"><text:span text:style-name="T14">OpenVZ</text:span><text:span text:style-name="T15"> <text:s/></text:span><text:span text:style-name="T16">*2005</text:span></text:p>
              </text:list-header>
              <text:list-item>
                <text:p text:style-name="P10"><text:span text:style-name="T13">file system isolation</text:span></text:p>
              </text:list-item>
              <text:list-item>
                <text:p text:style-name="P10"><text:span text:style-name="T13">disk quotas (ZFS)</text:span></text:p>
              </text:list-item>
              <text:list-item>
                <text:p text:style-name="P10"><text:span text:style-name="T13">IO limiting</text:span></text:p>
              </text:list-item>
              <text:list-item>
                <text:p text:style-name="P10"><text:span text:style-name="T13">memory limits</text:span></text:p>
              </text:list-item>
              <text:list-item>
                <text:p text:style-name="P10"><text:span text:style-name="T13">cpu quotas</text:span></text:p>
              </text:list-item>
              <text:list-item>
                <text:p text:style-name="P10"><text:span text:style-name="T13">network isolation</text:span></text:p>
              </text:list-item>
              <text:list-item>
                <text:p text:style-name="P10"><text:span text:style-name="T13">partial nested virtualization</text:span></text:p>
              </text:list-item>
              <text:list-item>
                <text:p text:style-name="P10"><text:span text:style-name="T13">live migration</text:span></text:p>
              </text:list-item>
              <text:list-item>
                <text:p text:style-name="P10"><text:span text:style-name="T13">root isolation</text:span></text:p>
                <text:p text:style-name="P10"><text:span text:style-name="T12"/></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19" draw:style-name="dp1" draw:master-page-name="Default_20_1" presentation:presentation-page-layout-name="AL2T1">
        <office:forms form:automatic-focus="false" form:apply-design-mode="false"/>
        <draw:frame presentation:style-name="pr7" draw:text-style-name="P5" draw:layer="layout" svg:width="25.199cm" svg:height="3.007cm" svg:x="1.4cm" svg:y="0.2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2.685cm" presentation:class="outline" presentation:user-transformed="true">
          <draw:text-box>
            <text:list text:style-name="L2">
              <text:list-header>
                <text:p text:style-name="P10"><text:span text:style-name="T17">lxc(lxd) <text:s/></text:span><text:span text:style-name="T12">*2008</text:span></text:p>
              </text:list-header>
              <text:list-item>
                <text:p text:style-name="P10"><text:span text:style-name="T13">file system isolation</text:span></text:p>
              </text:list-item>
              <text:list-item>
                <text:p text:style-name="P10"><text:span text:style-name="T13">partial disk quotas (lvm/btrfs)</text:span></text:p>
              </text:list-item>
              <text:list-item>
                <text:p text:style-name="P10"><text:span text:style-name="T13">partial IO limiting (btrfs)</text:span></text:p>
              </text:list-item>
              <text:list-item>
                <text:p text:style-name="P10"><text:span text:style-name="T13">memory limits</text:span></text:p>
              </text:list-item>
              <text:list-item>
                <text:p text:style-name="P10"><text:span text:style-name="T13">cpu quotas</text:span></text:p>
              </text:list-item>
              <text:list-item>
                <text:p text:style-name="P10"><text:span text:style-name="T13">network isolation</text:span></text:p>
              </text:list-item>
              <text:list-item>
                <text:p text:style-name="P10"><text:span text:style-name="T13">partial nested virtualization</text:span></text:p>
              </text:list-item>
              <text:list-item>
                <text:p text:style-name="P10"><text:span text:style-name="T13">root isolation</text:span></text:p>
                <text:p text:style-name="P10"><text:span text:style-name="T12"/></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3.007cm" svg:x="1.4cm" svg:y="0.2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2.685cm" presentation:class="outline" presentation:user-transformed="true">
          <draw:text-box>
            <text:list text:style-name="L2">
              <text:list-header>
                <text:p text:style-name="P10"><text:span text:style-name="T17">docker <text:s/></text:span><text:span text:style-name="T12">*2013</text:span></text:p>
              </text:list-header>
              <text:list-item>
                <text:p text:style-name="P10"><text:span text:style-name="T13">file system isolation</text:span></text:p>
              </text:list-item>
              <text:list-item>
                <text:p text:style-name="P10"><text:span text:style-name="T13">IO limiting (since 1.10)</text:span></text:p>
              </text:list-item>
              <text:list-item>
                <text:p text:style-name="P10"><text:span text:style-name="T13">memory limits</text:span></text:p>
              </text:list-item>
              <text:list-item>
                <text:p text:style-name="P10"><text:span text:style-name="T13">cpu quotas</text:span></text:p>
              </text:list-item>
              <text:list-item>
                <text:p text:style-name="P10"><text:span text:style-name="T13">network isolation</text:span></text:p>
              </text:list-item>
              <text:list-item>
                <text:p text:style-name="P10"><text:span text:style-name="T13">partial nested virtualization</text:span></text:p>
              </text:list-item>
              <text:list-item>
                <text:p text:style-name="P10"><text:span text:style-name="T13">root isolation (since 1.10)</text:span></text:p>
                <text:p text:style-name="P10"><text:span text:style-name="T12"/></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21" draw:style-name="dp1" draw:master-page-name="Default_20_1" presentation:presentation-page-layout-name="AL2T1">
        <office:forms form:automatic-focus="false" form:apply-design-mode="false"/>
        <draw:frame presentation:style-name="pr7" draw:text-style-name="P5" draw:layer="layout" svg:width="25.199cm" svg:height="3.007cm" svg:x="1.4cm" svg:y="0.239cm" presentation:class="title" presentation:user-transformed="true">
          <draw:text-box>
            <text:p><text:span text:style-name="T3">Containers technologies</text:span><text:span text:style-name="T3"><text:line-break/></text:span><text:span text:style-name="T3"/></text:p>
          </draw:text-box>
        </draw:frame>
        <draw:frame presentation:style-name="pr8" draw:text-style-name="P8" draw:layer="layout" svg:width="25.199cm" svg:height="10.79cm" svg:x="1.4cm" svg:y="2.685cm" presentation:class="outline" presentation:user-transformed="true">
          <draw:text-box>
            <text:list text:style-name="L2">
              <text:list-header>
                <text:p text:style-name="P10"><text:span text:style-name="T17">systemd-nspawn <text:s/></text:span><text:span text:style-name="T12">*2013</text:span></text:p>
              </text:list-header>
              <text:list-item>
                <text:p text:style-name="P10"><text:span text:style-name="T13">file system isolation</text:span></text:p>
              </text:list-item>
              <text:list-item>
                <text:p text:style-name="P10"><text:span text:style-name="T13">disk quotas </text:span></text:p>
              </text:list-item>
              <text:list-item>
                <text:p text:style-name="P10"><text:span text:style-name="T13">partial IO limiting (systemd+Cgroups)</text:span></text:p>
              </text:list-item>
              <text:list-item>
                <text:p text:style-name="P10"><text:span text:style-name="T13">memory limits (systemd+Cgroups)</text:span></text:p>
              </text:list-item>
              <text:list-item>
                <text:p text:style-name="P10"><text:span text:style-name="T13">cpu quotas (systemd+Cgroups)</text:span></text:p>
              </text:list-item>
              <text:list-item>
                <text:p text:style-name="P10"><text:span text:style-name="T13">network isolation</text:span></text:p>
              </text:list-item>
              <text:list-item>
                <text:p text:style-name="P10"><text:span text:style-name="T13">nested virtualization</text:span></text:p>
              </text:list-item>
              <text:list-item>
                <text:p text:style-name="P10"><text:span text:style-name="T13">root isolation</text:span></text:p>
                <text:p text:style-name="P10"><text:span text:style-name="T12"/></text:p>
                <text:p text:style-name="P10"><text:span text:style-name="T12"/></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9" draw:text-style-name="P9" draw:layer="layout" svg:width="16.799cm" svg:height="13.364cm" svg:x="2.1cm" svg:y="14.107cm" presentation:class="notes" presentation:user-transformed="true">
            <draw:text-box>
              <text:p><text:span text:style-name="T11">[//modul]: # „nacten při zavadeni systemu“</text:span></text:p>
              <text:p><text:span text:style-name="T11">[//parser]: # „vklada profily do jadra - /sys/kernel/security/apparmor/“</text:span></text:p>
              <text:p><text:span text:style-name="T11">[//utilitky]: # „slouzi k manipulaci s profily/apparmorem“</text:span></text:p>
            </draw:text-box>
          </draw:frame>
        </presentation:notes>
      </draw:page>
      <draw:page draw:name="page22" draw:style-name="dp1" draw:master-page-name="Default_20_2" presentation:presentation-page-layout-name="AL2T1">
        <office:forms form:automatic-focus="false" form:apply-design-mode="false"/>
        <draw:frame presentation:style-name="pr4" draw:text-style-name="P3" draw:layer="layout" svg:width="19.21cm" svg:height="8.517cm" svg:x="1.4cm" svg:y="1.712cm" presentation:class="title" presentation:user-transformed="true">
          <draw:text-box>
            <text:p><text:span text:style-name="T3">Common bases? Or What are they using to isolate resources?</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What are they using to isolate resource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item>
                <text:p>PID namespace - Process identifiers and capabilities</text:p>
              </text:list-item>
              <text:list-item>
                <text:p>UTS namespace - Host and domain name</text:p>
              </text:list-item>
              <text:list-item>
                <text:p>MNT namespace - File system access and structure</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3" presentation:class="page"/>
          <draw:frame presentation:style-name="pr9" draw:text-style-name="P9" draw:layer="layout" svg:width="16.799cm" svg:height="13.364cm" svg:x="2.1cm" svg:y="14.107cm" presentation:class="notes" presentation:user-transformed="true">
            <draw:text-box>
              <text:p/>
              <text:p/>
            </draw:text-box>
          </draw:frame>
          <draw:frame draw:style-name="gr14" draw:text-style-name="P11"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1">[//mody]: # "v hlavicce profilu"</text:span></text:p>
              <text:p><text:span text:style-name="T11">[//mody]: # "v adresari "</text:span></text:p>
              <text:p><text:span text:style-name="T11">[//politika]: # "pokrývá soubor politik celý systém(kazdy proces je omezený), je zakující</text:span></text:p>
              <text:p><text:span text:style-name="T11"><text:s text:c="17"/></text:span><text:span text:style-name="T11">bezne se vsak aplikuje jen na cast-jednotlive procesy</text:span></text:p>
              <text:p><text:span text:style-name="T11"><text:s text:c="17"/></text:span><text:span text:style-name="T11">profily jsou zalozeny na implicitne zakazujici, ackoliv lze uzivat i zakazujici</text:span></text:p>
              <text:p><text:span text:style-name="T11"><text:s text:c="17"/></text:span><text:span text:style-name="T11">nicmne to se pouziva zejmena, kdyz chceme neco explicitne zakazat, ale nechce</text:span></text:p>
              <text:p><text:span text:style-name="T11"><text:s text:c="17"/></text:span><text:span text:style-name="T11">se nam psat celou politiku - zakaz do adresare /home/franta/xxx"</text:span></text:p>
            </draw:text-box>
          </draw:frame>
        </presentation:notes>
      </draw:page>
      <draw:page draw:name="page24"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What are they using to isolate resource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item>
                <text:p>IPC namespace -Process communication over shared memory</text:p>
              </text:list-item>
              <text:list-item>
                <text:p>NET namespace -Network access and structure</text:p>
              </text:list-item>
              <text:list-item>
                <text:p>USR namespace -User names and identifiers</text:p>
                <text:p/>
                <text:p>Controls the location of the file system root</text:p>
                <text:p/>
              </text:list-item>
            </text:list>
          </draw:text-box>
        </draw:frame>
        <draw:frame draw:style-name="gr1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9" draw:text-style-name="P9" draw:layer="layout" svg:width="16.799cm" svg:height="13.364cm" svg:x="2.1cm" svg:y="14.107cm" presentation:class="notes" presentation:user-transformed="true">
            <draw:text-box>
              <text:p/>
              <text:p/>
            </draw:text-box>
          </draw:frame>
          <draw:frame draw:style-name="gr14" draw:text-style-name="P11"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1">[//mody]: # "v hlavicce profilu"</text:span></text:p>
              <text:p><text:span text:style-name="T11">[//mody]: # "v adresari "</text:span></text:p>
              <text:p><text:span text:style-name="T11">[//politika]: # "pokrývá soubor politik celý systém(kazdy proces je omezený), je zakující</text:span></text:p>
              <text:p><text:span text:style-name="T11"><text:s text:c="17"/></text:span><text:span text:style-name="T11">bezne se vsak aplikuje jen na cast-jednotlive procesy</text:span></text:p>
              <text:p><text:span text:style-name="T11"><text:s text:c="17"/></text:span><text:span text:style-name="T11">profily jsou zalozeny na implicitne zakazujici, ackoliv lze uzivat i zakazujici</text:span></text:p>
              <text:p><text:span text:style-name="T11"><text:s text:c="17"/></text:span><text:span text:style-name="T11">nicmne to se pouziva zejmena, kdyz chceme neco explicitne zakazat, ale nechce</text:span></text:p>
              <text:p><text:span text:style-name="T11"><text:s text:c="17"/></text:span><text:span text:style-name="T11">se nam psat celou politiku - zakaz do adresare /home/franta/xxx"</text:span></text:p>
            </draw:text-box>
          </draw:frame>
        </presentation:notes>
      </draw:page>
      <draw:page draw:name="page25" draw:style-name="dp1" draw:master-page-name="Default_20_1" presentation:presentation-page-layout-name="AL2T1">
        <office:forms form:automatic-focus="false" form:apply-design-mode="false"/>
        <draw:frame presentation:style-name="pr7" draw:text-style-name="P5" draw:layer="layout" svg:width="25.199cm" svg:height="3.007cm" svg:x="1.4cm" svg:y="0.439cm" presentation:class="title" presentation:user-transformed="true">
          <draw:text-box>
            <text:p><text:span text:style-name="T3">What are they using to isolate resources?</text:span><text:span text:style-name="T3"><text:line-break/></text:span><text:span text:style-name="T3"/></text:p>
          </draw:text-box>
        </draw:frame>
        <draw:frame presentation:style-name="pr8" draw:text-style-name="P6" draw:layer="layout" svg:width="25.199cm" svg:height="10.79cm" svg:x="1.4cm" svg:y="3.685cm" presentation:class="outline" presentation:user-transformed="true">
          <draw:text-box>
            <text:list text:style-name="L2">
              <text:list-header>
                <text:p/>
              </text:list-header>
              <text:list-item>
                <text:p>Cgroups</text:p>
                <text:p/>
                <text:p>Resource protection(cpu usage, memory usage, io)</text:p>
                <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5" presentation:class="page"/>
          <draw:frame presentation:style-name="pr9" draw:text-style-name="P9" draw:layer="layout" svg:width="16.799cm" svg:height="13.364cm" svg:x="2.1cm" svg:y="14.107cm" presentation:class="notes">
            <draw:text-box>
              <text:p><text:span text:style-name="T11">[//attach_disconnected]: tzn. Akceptovat vracene odpojene cesty(bez / na zacatku)</text:span></text:p>
              <text:p><text:span text:style-name="T11">[//disable]: # „disable znamena, ze je profil nebude nacten ani po rebootu“</text:span></text:p>
            </draw:text-box>
          </draw:frame>
        </presentation:notes>
      </draw:page>
      <draw:page draw:name="page26" draw:style-name="dp1" draw:master-page-name="Default_20_2" presentation:presentation-page-layout-name="AL2T1">
        <office:forms form:automatic-focus="false" form:apply-design-mode="false"/>
        <draw:frame presentation:style-name="pr4" draw:text-style-name="P3" draw:layer="layout" svg:width="19.21cm" svg:height="6.388cm" svg:x="1.4cm" svg:y="2.776cm" presentation:class="title" presentation:user-transformed="true">
          <draw:text-box>
            <text:p><text:span text:style-name="T3">When to <text:s/>use containers and when vms</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When to <text:s/>use containers</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18">testing a new application(from source or the internet)</text:span></text:p>
              </text:list-item>
              <text:list-item>
                <text:p><text:span text:style-name="T18">fast deployments - "iso" template for the application(or for whole cycle)</text:span></text:p>
              </text:list-item>
            </text:list>
          </draw:text-box>
        </draw:frame>
        <draw:frame draw:style-name="gr1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7" presentation:class="page"/>
          <draw:frame presentation:style-name="pr9" draw:text-style-name="P9" draw:layer="layout" svg:width="16.799cm" svg:height="13.364cm" svg:x="2.1cm" svg:y="14.107cm" presentation:class="notes">
            <draw:text-box>
              <text:p><text:span text:style-name="T11">[//ostdistros]: # "můžou se lišit včetně postupu instalace. DEBIAN vyzaduje upravit kernel cmdline“</text:span></text:p>
              <text:p><text:span text:style-name="T11">[//ostdistros]: # "vysvetlit balickyi - co v nich je"</text:span></text:p>
            </draw:text-box>
          </draw:frame>
        </presentation:notes>
      </draw:page>
      <draw:page draw:name="page2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8" presentation:class="page"/>
          <draw:frame presentation:style-name="pr9" draw:text-style-name="P9" draw:layer="layout" svg:width="16.799cm" svg:height="13.364cm" svg:x="2.1cm" svg:y="14.107cm" presentation:class="notes" presentation:placeholder="true">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19">logprof</text:span>`</text:p>
              </text:list-item>
            </text:list>
          </draw:text-box>
        </draw:frame>
        <draw:frame draw:style-name="gr19"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1">[//logprof]: # "updatovani profilu"</text:span></text:p>
            </draw:text-box>
          </draw:frame>
        </presentation:notes>
      </draw:page>
      <draw:page draw:name="page3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20">/var/log/audit/audit.log</text:span></text:p>
              </text:list-item>
              <text:list-item>
                <text:p><text:span text:style-name="T21">výchozí</text:span> logování <text:span text:style-name="T12">DENIED</text:span> operací</text:p>
              </text:list-item>
              <text:list-item>
                <text:p>logují se <text:span text:style-name="T21">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2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2" presentation:class="page"/>
          <draw:frame presentation:style-name="pr9" draw:text-style-name="P9" draw:layer="layout" svg:width="16.799cm" svg:height="13.364cm" svg:x="2.1cm" svg:y="14.107cm" presentation:class="notes">
            <draw:text-box>
              <text:p><text:span text:style-name="T11"/></text:p>
              <text:p><text:span text:style-name="T11"/></text:p>
            </draw:text-box>
          </draw:frame>
          <draw:frame draw:style-name="gr14" draw:text-style-name="P11"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1">[//vychozi]: # "při typu COMPLAIN se loguji DENIED, ale oznaceny jako ALLOWD</text:span></text:p>
              <text:p><text:span text:style-name="T11">lze explicitne do profilu pomoci funkce audit logovat i ALLOWED"</text:span></text:p>
              <text:p><text:span text:style-name="T11">[//typy]: # "nebo ERROR AUDIT"</text:span></text:p>
            </draw:text-box>
          </draw:frame>
        </presentation:notes>
      </draw:page>
      <draw:page draw:name="page3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21">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2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4" presentation:class="page"/>
          <draw:frame presentation:style-name="pr11" draw:text-style-name="P9" draw:layer="layout" svg:width="16.799cm" svg:height="14.954cm" svg:x="2.1cm" svg:y="14.107cm" presentation:class="notes" presentation:user-transformed="true">
            <draw:text-box>
              <text:p><text:span text:style-name="T11">[//profil]: # "profil by mel odrazet to pro co byl napsan"</text:span></text:p>
              <text:p><text:span text:style-name="T11">[//kod]: # "</text:span></text:p>
              <text:p><text:span text:style-name="T11"><text:s text:c="4"/></text:span><text:span text:style-name="T11">čtení: r</text:span></text:p>
              <text:p><text:span text:style-name="T11"><text:s text:c="4"/></text:span><text:span text:style-name="T11">zápis: w</text:span></text:p>
              <text:p><text:span text:style-name="T11"><text:s text:c="4"/></text:span><text:span text:style-name="T11">připojení dat: a</text:span></text:p>
              <text:p><text:span text:style-name="T11"><text:s text:c="4"/></text:span><text:span text:style-name="T11">zamknutí souboru: k</text:span></text:p>
              <text:p><text:span text:style-name="T11"><text:s text:c="4"/></text:span><text:span text:style-name="T11">spuštění programu v případě, že má aktivní profil: px</text:span></text:p>
              <text:p><text:span text:style-name="T11"><text:s text:c="4"/></text:span><text:span text:style-name="T11">stejné jako u px, jen nepředává systémové proměnné: Px</text:span></text:p>
              <text:p><text:span text:style-name="T11"><text:s text:c="4"/></text:span><text:span text:style-name="T11">bezpodmínečné spuštění programu: ux</text:span></text:p>
              <text:p><text:span text:style-name="T11"><text:s text:c="4"/></text:span><text:span text:style-name="T11">stejné jako u ux, jen nepředává systémové proměnné: Ux</text:span></text:p>
              <text:p><text:span text:style-name="T11"><text:s text:c="4"/></text:span><text:span text:style-name="T11">spuštění programu ve stejném prostředí a se stejnými omezeními jaké má původní program: ix</text:span></text:p>
              <text:p><text:span text:style-name="T11"><text:s text:c="4"/></text:span><text:span text:style-name="T11">vytváření pevných odkazů: I</text:span></text:p>
              <text:p><text:span text:style-name="T11"><text:s text:c="4"/></text:span><text:span text:style-name="T11">umožňuje mapovat spustitelná data do paměti: m</text:span></text:p>
              <text:p><text:span text:style-name="T11">"</text:span></text:p>
              <text:p><text:span text:style-name="T11"/></text:p>
            </draw:text-box>
          </draw:frame>
        </presentation:notes>
      </draw:page>
      <draw:page draw:name="page3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20">complain</text:span></text:p>
              </text:list-item>
              <text:list-item>
                <text:p>přepnout profil(proces) do módu <text:span text:style-name="T20">enforce</text:span></text:p>
              </text:list-item>
              <text:list-item>
                <text:p>zakázat profil(procesu) - aplikace je nespoutaná</text:p>
                <text:p/>
              </text:list-item>
            </text:list>
          </draw:text-box>
        </draw:frame>
        <draw:frame draw:style-name="gr2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6" presentation:class="page"/>
          <draw:frame presentation:style-name="pr9" draw:text-style-name="P9" draw:layer="layout" svg:width="16.799cm" svg:height="13.364cm" svg:x="2.1cm" svg:y="14.107cm" presentation:class="notes" presentation:placeholder="true">
            <draw:text-box/>
          </draw:frame>
        </presentation:notes>
      </draw:page>
      <draw:page draw:name="page3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23"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21">přidám</text:span> do profilu</text:p>
              </text:list-item>
              <text:list-item>
                <text:p>prepnu do <text:span text:style-name="T20">enforce</text:span> `aa-enforce root.test_bash.sh`</text:p>
              </text:list-item>
            </text:list>
          </draw:text-box>
        </draw:frame>
        <presentation:notes draw:style-name="dp2">
          <draw:page-thumbnail draw:style-name="gr1" draw:layer="layout" svg:width="19.798cm" svg:height="11.136cm" svg:x="0.6cm" svg:y="2.257cm" draw:page-number="38"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draw:text-box>
          </draw:frame>
          <draw:frame draw:style-name="gr14" draw:text-style-name="P11" draw:layer="layout" svg:width="16.799cm" svg:height="13.364cm" svg:x="2.101cm" svg:y="14.107cm">
            <draw:text-box>
              <text:p/>
            </draw:text-box>
          </draw:frame>
        </presentation:notes>
      </draw:page>
      <draw:page draw:name="page3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a jaké jsou nevýhod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8">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21">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2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0" presentation:class="page"/>
          <draw:frame presentation:style-name="pr9" draw:text-style-name="P9" draw:layer="layout" svg:width="16.799cm" svg:height="13.364cm" svg:x="2.1cm" svg:y="14.107cm" presentation:class="notes">
            <draw:text-box>
              <text:p><text:span text:style-name="T11">[//conedela1]: # "není všespásný, obsahuje bugy"</text:span></text:p>
              <text:p><text:span text:style-name="T11">[//nevyhody]: # "mozna v nekterých distribucích je, alt. yast"</text:span></text:p>
              <text:p><text:span text:style-name="T11"/></text:p>
            </draw:text-box>
          </draw:frame>
        </presentation:notes>
      </draw:page>
      <draw:page draw:name="page4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2" draw:text-style-name="P3" draw:layer="layout" svg:width="19.211cm" svg:height="10.827cm" svg:x="1.4cm" svg:y="2.756cm" presentation:class="title" presentation:user-transformed="true">
          <draw:text-box>
            <text:p><text:span text:style-name="T4"><text:line-break/></text:span><text:span text:style-name="T22">Otázky?</text:span><text:span text:style-name="T4"><text:line-break/></text:span><text:span text:style-name="T4"><text:line-break/></text:span><text:span text:style-name="T4">Zdroje:</text:span><text:span text:style-name="T4"><text:line-break/></text:span><text:span text:style-name="T23">http://wiki.ubuntu.cz/bezpe%C4%8Dnost/apparmor?redirect=1</text:span><text:span text:style-name="T4"> </text:span><text:span text:style-name="T4"><text:line-break/></text:span><text:span text:style-name="T23">https://cs.wikipedia.org/wiki/AppArmor</text:span><text:span text:style-name="T23"><text:line-break/></text:span><text:span text:style-name="T23">https://en.wikipedia.org/wiki/AppArmor</text:span><text:span text:style-name="T23"><text:line-break/></text:span><text:span text:style-name="T23">http://wiki.apparmor.net/index.php/Main_Page</text:span><text:span text:style-name="T23"><text:line-break/></text:span><text:span text:style-name="T23">https://en.opensuse.org/SDB:AppArmor</text:span><text:span text:style-name="T23"><text:line-break/></text:span><text:span text:style-name="T4"><text:line-break/></text:span><text:span text:style-name="T4"/></text:p>
          </draw:text-box>
        </draw:frame>
        <presentation:notes draw:style-name="dp2">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_20_3" presentation:presentation-page-layout-name="AL2T1">
        <office:forms form:automatic-focus="false" form:apply-design-mode="false"/>
        <draw:frame presentation:style-name="pr13"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4" draw:text-style-name="P13" draw:layer="layout" svg:width="7.216cm" svg:height="3.964cm" svg:x="20.087cm" svg:y="5.042cm">
          <draw:text-box>
            <text:p text:style-name="P12"><text:span text:style-name="T24">Zdeněk Kubala</text:span></text:p>
            <text:p text:style-name="P12"><text:span text:style-name="T25">Senior QA Engineer</text:span></text:p>
            <text:p text:style-name="P12"><text:span text:style-name="T25"><text:a xlink:href="mailto:zkubala@suse.com" xlink:type="simple">zkubala@suse.com</text:a></text:span></text:p>
            <text:p text:style-name="P12"><text:span text:style-name="T25"><text:s/></text:span><text:span text:style-name="T25">@n1djz88</text:span></text:p>
          </draw:text-box>
        </draw:frame>
        <presentation:notes draw:style-name="dp2">
          <draw:page-thumbnail draw:style-name="gr1" draw:layer="layout" svg:width="19.798cm" svg:height="11.136cm" svg:x="0.6cm" svg:y="2.257cm" draw:page-number="42" presentation:class="page"/>
          <draw:frame presentation:style-name="pr15" draw:text-style-name="P4" draw:layer="layout" svg:width="16.799cm" svg:height="13.364cm" svg:x="2.1cm" svg:y="14.107cm" presentation:class="notes" presentation:placeholder="true">
            <draw:text-box/>
          </draw:frame>
        </presentation:notes>
      </draw:page>
      <draw:page draw:name="page43"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3"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5683A54A6BA541E9.png" xlink:type="simple" xlink:show="embed" xlink:actuate="onLoad">
              <text:p/>
            </draw:image>
          </draw:frame>
          <draw:frame draw:style-name="Mgr4" draw:text-style-name="MP5" draw:layer="backgroundobjects" svg:width="14.01cm" svg:height="1.7cm" svg:x="13.79cm" svg:y="14.75cm">
            <draw:image xlink:href="Pictures/10000201000004D4000000965683A54A6BA541E9.png" xlink:type="simple" xlink:show="embed" xlink:actuate="onLoad">
              <text:p/>
            </draw:image>
          </draw:frame>
        </draw:g>
        <draw:frame draw:style-name="Mgr4" draw:text-style-name="MP5"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71DA8A85838A98FC.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05T21:53:19.604000000</dc:date>
    <meta:editing-duration>P5DT3H40M49S</meta:editing-duration>
    <meta:editing-cycles>85</meta:editing-cycles>
    <meta:generator>LibreOffice/5.2.2.2$Windows_x86 LibreOffice_project/8f96e87c890bf8fa77463cd4b640a2312823f3ad</meta:generator>
    <meta:document-statistic meta:object-count="281"/>
  </office:meta>
</office:document-meta>
</file>